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3495a" style:font-size-asian="10pt" style:font-size-complex="10pt"/>
    </style:style>
    <style:style style:name="P3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03647c" style:font-size-asian="10pt" style:font-size-complex="10pt"/>
    </style:style>
    <style:style style:name="T1" style:family="text">
      <style:text-properties officeooo:rsid="0003495a"/>
    </style:style>
    <style:style style:name="T2" style:family="text">
      <style:text-properties officeooo:rsid="0003647c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date style:data-style-name="N36" text:date-value="2025-04-24T15:38:11.686821682" text:fixed="true">2025-04-24</text:date></text:p>
      <text:p text:style-name="P1"><text:tab/>This Test file documents the Use of USEREVAL for:</text:p>
      <text:p text:style-name="P2"><text:tab/>set 40 : Sets of six values (The NT values for Side, North/East , South/West, and </text:p>
      <text:p text:style-name="P2"><text:tab/><text:tab/>the Best Fit values for same) for each of the 15 Metrics coded already.</text:p>
      <text:p text:style-name="P2"><text:tab/>set 41 : Sets of six values (The Rounded/Scaled ones for Side, North/East, South/West and </text:p>
      <text:p text:style-name="P2"><text:tab/><text:tab/>the x100 values to show both the int and fractional part for same)</text:p>
      <text:p text:style-name="P1"><text:tab/>set 42 : Used to populate the Database. More <text:span text:style-name="T1">t</text:span>han set 88, less than set 40.</text:p>
      <text:p text:style-name="P1"/>
      <text:p text:style-name="P1">Set 40</text:p>
      <text:p text:style-name="P1">---------------------------------------------------------------------------------------------------------------------------------------------------- <text:s/></text:p>
      <text:p text:style-name="P1"><text:s text:c="3"/>printrpt( "Bergen::NT=",usereval(40,NS, 0),usereval(40,NS, 1),usereval(40,NS, 2),"HLDF",usereval(40,NS, 3), usereval(40,NS, 4),usereval(40,NS, 5),</text:p>
      <text:p text:style-name="P1"><text:s text:c="13"/>"Bissel::NT=",usereval(40,NS, 6),usereval(40,NS, 7),usereval(40,NS, 8),"HLDF",usereval(40,NS, 9), usereval(40,NS,10),usereval(40,NS,11),</text:p>
      <text:p text:style-name="P1"><text:s text:c="13"/>"DKPLJP::NT=",usereval(40,NS,12),usereval(40,NS,13),usereval(40,NS,14),"HLDF",usereval(40,NS,15),usereval(40,NS,16), usereval(40,NS,17),</text:p>
      <text:p text:style-name="P1"><text:s text:c="13"/>"GOREN ::NT=",usereval(40,NS,18),usereval(40,NS,19),usereval(40,NS,20),"HLDF",usereval(40,NS,21),usereval(40,NS,22), usereval(40,NS,23) ),</text:p>
      <text:p text:style-name="P2"><text:s text:c="3"/>printrpt( "KAPLAN::NT=",usereval(40,NS,24),usereval(40,NS,25),usereval(40,NS,26),"HLDF",usereval(40,NS,27),</text:p>
      <text:p text:style-name="P2">usereval(40,NS,28),usereval(40,NS,29),</text:p>
      <text:p text:style-name="P2"><text:s text:c="13"/>"KARPIN::NT=",usereval(40,NS,30),usereval(40,NS,31),usereval(40,NS,32),"HLDF",usereval(40,NS,33),</text:p>
      <text:p text:style-name="P2">usereval(40,NS,34),usereval(40,NS,35), <text:s/></text:p>
      <text:p text:style-name="P2"><text:s text:c="13"/>"KARP_B::NT=",usereval(40,NS,36),usereval(40,NS,37),usereval(40,NS,38),"HLDF",usereval(40,NS,39),</text:p>
      <text:p text:style-name="P2">usereval(40,NS,40),usereval(40,NS,41),</text:p>
      <text:p text:style-name="P2"><text:s text:c="13"/>"KnRFIT::NT=",usereval(40,NS,42),usereval(40,NS,43),usereval(40,NS,44),"HLDF",usereval(40,NS,45),</text:p>
      <text:p text:style-name="P2">usereval(40,NS,46),usereval(40,NS,47)), </text:p>
      <text:p text:style-name="P2"><text:s text:c="3"/>printrpt( "LARSSN::NT=",usereval(40,NS,48),usereval(40,NS,49),usereval(40,NS,50),"HLDF",usereval(40,NS,51),</text:p>
      <text:p text:style-name="P2">usereval(40,NS,52),usereval(40,NS,53),</text:p>
      <text:p text:style-name="P2"><text:s text:c="13"/>"LAR_B ::NT=",usereval(40,NS,54),usereval(40,NS,55),usereval(40,NS,56),"HLDF",usereval(40,NS,57),</text:p>
      <text:p text:style-name="P2">usereval(40,NS,58),usereval(40,NS,59),</text:p>
      <text:p text:style-name="P2"><text:s text:c="13"/>"PAVLCK::NT=",usereval(40,NS,60),usereval(40,NS,61),usereval(40,NS,62),"HLDF",usereval(40,NS,63),</text:p>
      <text:p text:style-name="P2">usereval(40,NS,64),usereval(40,NS,65), <text:s text:c="12"/></text:p>
      <text:p text:style-name="P2"><text:s text:c="13"/>"SHEINW::NT=",usereval(40,NS,66),usereval(40,NS,67),usereval(40,NS,68),"HLDF",usereval(40,NS,69),</text:p>
      <text:p text:style-name="P2">usereval(40,NS,70),usereval(40,NS,71)), </text:p>
      <text:p text:style-name="P2"><text:s text:c="3"/>printrpt( "ZARBAS::NT=",usereval(40,NS,72),usereval(40,NS,73),usereval(40,NS,74),"HLDF",usereval(40,NS,75),</text:p>
      <text:p text:style-name="P2">usereval(40,NS,76),usereval(40,NS,77), </text:p>
      <text:p text:style-name="P2">"ZARADV::NT=",usereval(40,NS,78),usereval(40,NS,79),usereval(40,NS,80),"HLDF",usereval(40,NS,81),</text:p>
      <text:p text:style-name="P2">usereval(40,NS,82),usereval(40,NS,83), </text:p>
      <text:p text:style-name="P2">"ROTH <text:s/>::NT=",usereval(40,NS,84),usereval(40,NS,85),usereval(40,NS,86),"HLDF",usereval(40,NS,87),usereval(40,NS,88),</text:p>
      <text:p text:style-name="P2">usereval(40,NS,89) </text:p>
      <text:p text:style-name="P1"/>
      <text:p text:style-name="P1"><text:s text:c="2"/></text:p>
      <text:p text:style-name="P3"/>
      <text:p text:style-name="P1">Set 41 </text:p>
      <text:p text:style-name="P1">---------------------------------------------------------------------------------------------------------</text:p>
      <text:p text:style-name="P1">// PAV Body Points. If 4*Tens + 2*Nines + Eights &gt;16 then GOOD Body. if 12-15 then FAIR if 0-11 then POOR. </text:p>
      <text:p text:style-name="P1">// When evaluating 3NT, GOOD or FAIR allows 25 HCP to make 70% and 24 HCP 60%/up so translate those &gt;14 to be = +1HCP. (JGM Hack)</text:p>
      <text:p text:style-name="P1">// Note when ROUNDING metrics like KnR and Zar, PAV uses IF( 3*Tens+2*Nines+Eights &gt;= 12) THEN Round up, else round down -- This is NOT the same as Good,Fair,Poor above.</text:p>
      <text:p text:style-name="P1">// In General the DealerServer program called by UserEval does not want the altcount arrays to be redefined. It relies on the altcount 0 .. 8 to be 'standard'</text:p>
      <text:p text:style-name="P1">// <text:s/>But idxC13 does not appear anywhere in the src for Dealer Server so it does not use the C13 value, and we can redefine it here to count Nines</text:p>
      <text:p text:style-name="P1">// <text:s text:c="8"/>A K Q J T 9</text:p>
      <text:p text:style-name="P1">altcount 9 0 0 0 0 0 1</text:p>
      <text:p text:style-name="P1">PAV_body_ptsN = ((4*tens(north) + 2*pt9(north)+ hascard(north,8C)+hascard(north,8D)+hascard(north,8H) +hascard(north,8S)) &gt; 13) ? 1 : 0 </text:p>
      <text:p text:style-name="P1">PAV_body_ptsS = ((4*tens(south) + 2*pt9(south)+ hascard(south,8C)+hascard(south,8D)+hascard(south,8H)+hascard(south,8S)) &gt; 13) ? 1 : 0</text:p>
      <text:p text:style-name="P2">PAV_body_ptsE = ((4*tens(east ) + 2*pt9(east )+ hascard(east ,8C)+hascard(east ,8D)+hascard(east ,8H) </text:p>
      <text:p text:style-name="P2">+hascard(east ,8S)) &gt; 13) ? 1 : 0</text:p>
      <text:p text:style-name="P2">PAV_body_ptsW = ((4*tens(west ) + 2*pt9(west )+ hascard(west ,8C)+hascard(west ,8D)+hascard(west ,8H)+hascard(west ,8S)) &gt; 13) ? 1 : 0</text:p>
      <text:p text:style-name="P1">PAV_body_ptsNS= PAV_body_ptsN + PAV_body_ptsS</text:p>
      <text:p text:style-name="P1">PAV_body_ptsEW= PAV_body_ptsE + PAV_body_ptsW</text:p>
      <text:p text:style-name="P1"/>
      <text:p text:style-name="P1">printrpt(EW,"HCP=", <text:s/>hcp(east)+hcp(west), "PAV Body Val[]=", usereval(41, EW, 126 ), usereval(41, EW, 127 )), <text:s text:c="3"/></text:p>
      <text:p text:style-name="P1"><text:tab/><text:tab/><text:tab/>// AltT050 <text:tab/><text:tab/><text:tab/><text:tab/> <text:tab/><text:tab/>AltT050-x100<text:tab/> <text:s text:c="16"/></text:p>
      <text:p text:style-name="P2"><text:s text:c="4"/>printrpt("AltT050 :", usereval(41, EW, 0 ),usereval(41, EW, 1 ),usereval(41, EW, 2 ),usereval(41, EW, 3 ),</text:p>
      <text:p text:style-name="P2">usereval(41, EW, 4 ),usereval(41, EW, 5 )), <text:s/></text:p>
      <text:p text:style-name="P1"><text:tab/><text:tab/><text:tab/>// AltA425<text:tab/><text:tab/><text:tab/><text:tab/><text:tab/><text:tab/> AltA425-x100 </text:p>
      <text:p text:style-name="P2"><text:s text:c="4"/>printrpt("AltA450 :", usereval(41, EW, 6 ),usereval(41, EW, 7 ),usereval(41, EW, 8 ),usereval(41, EW, 9 ),</text:p>
      <text:p text:style-name="P2">usereval(41, EW,10 ),usereval(41, EW,11 )),</text:p>
      <text:p text:style-name="P1"><text:tab/><text:tab/><text:tab/>// AltAT475<text:tab/><text:tab/><text:tab/><text:tab/><text:tab/><text:tab/> AltAT475-x100</text:p>
      <text:p text:style-name="P2"><text:tab/>printrpt("AltAT475:", usereval(41, EW,12 ),usereval(41, EW,13 ),usereval(41, EW,14 ),</text:p>
      <text:p text:style-name="P2">usereval(41, EW,15 ),usereval(41, EW,16 ),usereval(41, EW,17 )),</text:p>
      <text:p text:style-name="P1"><text:tab/><text:tab/><text:tab/>// BumWrap <text:tab/><text:tab/><text:tab/><text:tab/><text:tab/><text:tab/> BumWrap-x100</text:p>
      <text:p text:style-name="P2"><text:tab/>printrpt("BumWrap :", usereval(41, EW,18 ),usereval(41, EW,19 ),usereval(41, EW,20 ),</text:p>
      <text:p text:style-name="P2">usereval(41, EW,21 ),usereval(41, EW,22 ),usereval(41, EW,23 )),</text:p>
      <text:p text:style-name="P1"><text:tab/><text:tab/><text:tab/>// Woolsey<text:tab/><text:tab/><text:tab/><text:tab/><text:tab/><text:tab/> Woolsey-x100</text:p>
      <text:p text:style-name="P2"><text:tab/>printrpt("Woolsey :", usereval(41, EW,24 ),usereval(41, EW,25 ),usereval(41, EW,26 ),</text:p>
      <text:p text:style-name="P2">usereval(41, EW,27 ),usereval(41, EW,28 ),usereval(41, EW,29 )),<text:tab/><text:tab/></text:p>
      <text:p text:style-name="P1"><text:tab/><text:tab/><text:tab/>// And5ths <text:tab/><text:tab/><text:tab/><text:tab/><text:tab/><text:tab/> <text:s text:c="4"/>And5thsx100 <text:s/></text:p>
      <text:p text:style-name="P2"><text:s text:c="4"/>printrpt("Andrew_5:", usereval(41, EW,30 ),usereval(41, EW,31 ),usereval(41, EW,32 ),usereval(41, EW,33 ),</text:p>
      <text:p text:style-name="P2">usereval(41, EW,34 ),usereval(41, EW,35 )),</text:p>
      <text:p text:style-name="P1"><text:tab/><text:tab/><text:tab/>// BW_jgm<text:tab/><text:tab/><text:tab/><text:tab/><text:tab/><text:tab/> BW_jgm-x100 <text:s text:c="3"/></text:p>
      <text:p text:style-name="P2"><text:s text:c="4"/>printrpt("BW_jgm <text:s/>:", usereval(41, EW,36 ),usereval(41, EW,37 ),usereval(41, EW,38 ),usereval(41, EW,39 ),</text:p>
      <text:p text:style-name="P2">usereval(41, EW,40 ),usereval(41, EW,41 )),<text:tab/><text:tab/></text:p>
      <text:p text:style-name="P1"><text:tab/><text:tab/><text:tab/>// OPC_jgm<text:tab/><text:tab/><text:tab/><text:tab/><text:tab/><text:tab/> OPC_jgm-x100</text:p>
      <text:p text:style-name="P2"><text:s text:c="4"/>printrpt("OPC_jgm :", usereval(41, EW,42 ),usereval(41, EW,43 ),usereval(41, EW,44 ),usereval(41, EW,45 ),</text:p>
      <text:p text:style-name="P2">usereval(41, EW,46 ),usereval(41, EW,47 )), </text:p>
      <text:p text:style-name="P1"><text:tab/><text:tab/><text:tab/>// KnR_NT<text:tab/><text:tab/><text:tab/><text:tab/><text:tab/><text:tab/> KnR_NTx100 </text:p>
      <text:p text:style-name="P2"><text:s text:c="4"/>printrpt("KnR NT <text:s/>:", usereval(41, EW,48 ),usereval(41, EW,49 ),usereval(41, EW,50 ),usereval(41, EW,51 ),</text:p>
      <text:p text:style-name="P2">usereval(41, EW,52 ),usereval(41, EW,53 )) <text:s text:c="2"/></text:p>
      <text:p text:style-name="P1"><text:s text:c="29"/></text:p>
      <text:p text:style-name="P1"># Output;</text:p>
      <text:p text:style-name="P1"># e A5.A874.AJ7.QJ97 w K.KJ953.K82.AT64 ,'HCP=',30,'PAV Body Val[]=',3,6</text:p>
      <text:p text:style-name="P1"># 'AltT050 :',29,16,13,2950,1600,1350 </text:p>
      <text:p text:style-name="P1"># etc...</text:p>
      <text:p text:style-name="P1"><text:soft-page-break/></text:p>
      <text:p text:style-name="P1"># 42 is the query-id that asks for testing all metrics implemented plus a few extra RAW values. Very similar to set88 which does not have the RAW and may be removed in Fut</text:p>
      <text:p text:style-name="P1"># Set 42</text:p>
      <text:p text:style-name="P1">---------------------------------------------------------------------------------------------------------------------------------------------</text:p>
      <text:p text:style-name="P1"><text:s text:c="2"/>// Note set42 returns 2 vals for each metric. <text:s/>BestFit-side and NT-side Also two extra values for the metrics,6,7,9(RAW) and 12,13(Scaled)</text:p>
      <text:p text:style-name="P1"><text:s text:c="2"/>// <text:s text:c="3"/>0 <text:s text:c="7"/>1 <text:s text:c="6"/>2 <text:s text:c="4"/>3 <text:s text:c="5"/>4 <text:s text:c="5"/>5 <text:s text:c="7"/>6 <text:s text:c="5"/>7 <text:s text:c="3"/>8 <text:s text:c="3"/>9 <text:s text:c="4"/>10 <text:s text:c="4"/>11 <text:s text:c="6"/>12 <text:s text:c="5"/>13 <text:s text:c="4"/>14 <text:s text:c="6"/>15 <text:s text:c="7"/>16</text:p>
      <text:p text:style-name="P1"><text:s text:c="2"/>// BERGEN=0, BISSEL, <text:s/>DKP, GOREN, KAPLAN, KARPIN, KARP_B, KnR, LAR, LAR_B, PAV, SHEINW, <text:s/>ZARBAS, ZARADV, ROTH, (opc -- fut) (DK4C -- fut)</text:p>
      <text:p text:style-name="P1"/>
      <text:p text:style-name="P1">// Values here are output in alphabetical order, so Metric 14 (Roth) comes before Metric 11 (Sheinwold)</text:p>
      <text:p text:style-name="P4">csvrpt(rnd(0),usereval(42,NS, 0),usereval(42,NS, 1),usereval(42,NS, 2),usereval(42,NS, 3),usereval(42,NS, 4),</text:p>
      <text:p text:style-name="P4">usereval(42,NS, 5),usereval(42,NS, 6), usereval(42,NS, 7),usereval(42,NS, 8),usereval(42,NS,9), usereval(42,NS,10), usereval(42,NS,14),usereval(42,NS,11), usereval(42,NS,12),usereval(42,NS,13), <text:s/>(opc(NS)+50)/100 ,</text:p>
      <text:p text:style-name="P1"><text:s text:c="9"/>// <text:s/>1,21,14,16,20,20,19,18,16,17,16,19,17,19,40,45,20, <text:s text:c="6"/></text:p>
      <text:p text:style-name="P1"><text:s/></text:p>
      <text:p text:style-name="P1"><text:s text:c="16"/>// NS NT <text:s text:c="2"/>Values Rounded</text:p>
      <text:p text:style-name="P1">usereval(42,NS,15),usereval(42,NS,16),usereval(42,NS,17),usereval(42,NS,18),usereval(42,NS,19),usereval(42,NS,20), usereval(42,NS,21),</text:p>
      <text:p text:style-name="P1">usereval(42,NS,22),usereval(42,NS,23),usereval(42,NS,24),usereval(42,NS,25),usereval(42,NS,29),usereval(42,NS,26),</text:p>
      <text:p text:style-name="P1"><text:s/><text:span text:style-name="T2">u</text:span>sereval(42,NS,27),usereval(42,NS,28), <text:s/>(opc(NS,notrump)+50)/100 ,</text:p>
      <text:p text:style-name="P1"><text:s text:c="9"/>// <text:s text:c="6"/>16,14,16,14,18,17,16,15,17,16,15,16,17,40,40,19,</text:p>
      <text:p text:style-name="P1"/>
      <text:p text:style-name="P1"><text:s text:c="16"/>// NS HLDF RAW x 100</text:p>
      <text:p text:style-name="P1">usereval(42,NS,30),usereval(42,NS,31),usereval(42,NS,32),usereval(42,NS,33),usereval(42,NS,34),opc(NS),</text:p>
      <text:p text:style-name="P1"><text:s text:c="8"/>// <text:s text:c="8"/>1875,1560,1650,20,22,2000,</text:p>
      <text:p text:style-name="P1"><text:s text:c="16"/>// NS NT <text:s text:c="2"/>RAW x 100</text:p>
      <text:p text:style-name="P1"><text:span text:style-name="T2">u</text:span>sereval(42,NS,35),usereval(42,NS,36),usereval(42,NS,37),usereval(42,NS,38),usereval(42,NS,39), opc(NS,notrump)),</text:p>
      <text:p text:style-name="P1"><text:s text:c="7"/>// <text:s text:c="9"/>1675,1510,1650,20,20,1900</text:p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22:22:14.742955120</meta:creation-date>
    <dc:date>2025-04-26T10:11:54.753050552</dc:date>
    <meta:editing-duration>P1DT18H27M3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108" meta:word-count="736" meta:character-count="8310" meta:non-whitespace-character-count="7099"/>
  </office:meta>
</office:document-meta>
</file>